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4.4173in"/>
    </style:style>
    <style:style style:name="co5" style:family="table-column">
      <style:table-column-properties fo:break-before="auto" style:column-width="3.0425in"/>
    </style:style>
    <style:style style:name="co6" style:family="table-column">
      <style:table-column-properties fo:break-before="auto" style:column-width="1.278in"/>
    </style:style>
    <style:style style:name="co7" style:family="table-column">
      <style:table-column-properties fo:break-before="auto" style:column-width="1.9862in"/>
    </style:style>
    <style:style style:name="co8" style:family="table-column">
      <style:table-column-properties fo:break-before="auto" style:column-width="0.8472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7402in"/>
    </style:style>
    <style:style style:name="co11" style:family="table-column">
      <style:table-column-properties fo:break-before="auto" style:column-width="1.4327in"/>
    </style:style>
    <style:style style:name="co12" style:family="table-column">
      <style:table-column-properties fo:break-before="auto" style:column-width="1.6791in"/>
    </style:style>
    <style:style style:name="co13" style:family="table-column">
      <style:table-column-properties fo:break-before="auto" style:column-width="1.7098in"/>
    </style:style>
    <style:style style:name="co14" style:family="table-column">
      <style:table-column-properties fo:break-before="auto" style:column-width="4.0283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120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values">
      <style:table-properties table:display="true" style:writing-mode="lr-tb"/>
    </style:style>
    <style:style style:name="ta2" style:family="table" style:master-page-name="PageStyle_5f_SIM_5f_TEAM">
      <style:table-properties table:display="true" style:writing-mode="lr-tb"/>
    </style:style>
    <style:style style:name="ta3" style:family="table" style:master-page-name="PageStyle_5f_SIM_5f_ZARM">
      <style:table-properties table:display="true" style:writing-mode="lr-tb"/>
    </style:style>
    <style:style style:name="ta4" style:family="table" style:master-page-name="PageStyle_5f_SIM_5f_MST1">
      <style:table-properties table:display="true" style:writing-mode="lr-tb"/>
    </style:style>
    <style:style style:name="ta5" style:family="table" style:master-page-name="PageStyle_5f_SIM_5f_MST2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</style:style>
    <style:style style:name="ce2" style:family="table-cell" style:parent-style-name="Default" style:data-style-name="N5000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alu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P1, JP2</text:p>
          </table:table-cell>
          <table:table-cell office:value-type="string">
            <text:p>JUMPER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J1, SJ2, SJ3, SJ4</text:p>
          </table:table-cell>
          <table:table-cell office:value-type="string">
            <text:p>SMD solder JUMPER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41">
            <text:p>175924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number-columns-repeated="1016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7, R38, R39, R40, R41, R42, R43, R44, R45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4_ERRINH, LED5_PWR, 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2"/>
          <table:table-cell office:value-type="float" office:value="1886474">
            <text:p>1886474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T1_LO, T2_SOE, T4_PWR, T5_ERRINH, T9_SODS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, T7_ERRINH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1_LO, LED2_SOE, LED3_SODS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0, C11</text:p>
          </table:table-cell>
          <table:table-cell office:value-type="string">
            <text:p>CAPACITOR, European symbol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opt</text:p>
          </table:table-cell>
          <table:table-cell office:value-type="string">
            <text:p>CRYSTALHC49S</text:p>
          </table:table-cell>
          <table:table-cell office:value-type="string">
            <text:p>HC49/S</text:p>
          </table:table-cell>
          <table:table-cell office:value-type="string">
            <text:p>Q1</text:p>
          </table:table-cell>
          <table:table-cell office:value-type="string">
            <text:p>CRYSTAL</text:p>
          </table:table-cell>
          <table:table-cell/>
          <table:table-cell office:value-type="float" office:value="1667008">
            <text:p>1667008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4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TEAM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7, R39, R40, R43, R44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4_ERRINH, LED5_PWR, 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T1_LO, T2_SOE, T4_PWR, T5_ERRINH, T9_SODS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1_LO, LED2_SOE, LED3_SODS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ZARM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8, R41, R45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2"/>
          <table:table-cell office:value-type="float" office:value="1886474">
            <text:p>188647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MST1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41">
            <text:p>175924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7,R39, R40, R43, R44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4_ERRINH, LED5_PWR, 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T1_LO, T2_SOE, T4_PWR, T5_ERRINH, T9_SODS</text:p>
          </table:table-cell>
          <table:table-cell office:value-type="string">
            <text:p>Groﾟ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1_LO, LED2_SOE, LED3_SODS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_MST2" table:style-name="ta5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X6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X2_GROUNDSTATION, X3_DEBUG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X4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SV1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SV2, SV3, SV4, SV5, SV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 table:number-columns-repeated="1016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6, C7, C8, C9, C16, C21, C22, C23, C24, C25, C26, C27, C28, C29, C33, C36, C37, C38, C39, C4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, R2, R3, R5, R6, R8, R9, R10, R11, R21, R23, R24, R26, R27, R28, R30, R31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2, R2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9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6, R17, R18, R19, R2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, C2, C3, C4, C5, C17, C18, C19, C20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4, C1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12, R13, R14, R1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29, R32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50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D1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34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41">
            <text:p>1759241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12, C13, C30, C31, C35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U$7_BER, U$8_DROPR, U$9_DROPDUR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6, R38, R41, R42, R45, R46, R47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office:value-type="string">
            <text:p>U6</text:p>
          </table:table-cell>
          <table:table-cell table:number-columns-repeated="2"/>
          <table:table-cell office:value-type="float" office:value="1843660">
            <text:p>1843660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6, LED7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Q2, Q3, Q4, Q5, Q6, Q7, Q8, Q9, Q10, Q11, Q12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office:value-type="string">
            <text:p>U$6</text:p>
          </table:table-cell>
          <table:table-cell table:number-columns-repeated="2"/>
          <table:table-cell office:value-type="float" office:value="1440813">
            <text:p>1440813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office:value-type="string">
            <text:p>U$11, U$12</text:p>
          </table:table-cell>
          <table:table-cell table:number-columns-repeated="2"/>
          <table:table-cell office:value-type="float" office:value="2333799">
            <text:p>233379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<text:s/>LED8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OK1, OK2, OK3, OK4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office:value-type="string">
            <text:p>U4</text:p>
          </table:table-cell>
          <table:table-cell table:number-columns-repeated="2"/>
          <table:table-cell office:value-type="float" office:value="1685603">
            <text:p>1685603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U1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U5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office:value-type="string">
            <text:p>U8</text:p>
          </table:table-cell>
          <table:table-cell table:number-columns-repeated="3"/>
          <table:table-cell office:value-type="string">
            <text:p>463-69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PN61729-S</text:p>
          </table:table-cell>
          <table:table-cell office:value-type="string">
            <text:p>X1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RLP2-200-500</text:p>
          </table:table-cell>
          <table:table-cell office:value-type="string">
            <text:p>X5</text:p>
          </table:table-cell>
          <table:table-cell table:number-columns-repeated="2"/>
          <table:table-cell office:value-type="float" office:value="1886474">
            <text:p>1886474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office:value-type="string">
            <text:p>U$5</text:p>
          </table:table-cell>
          <table:table-cell table:number-columns-repeated="2"/>
          <table:table-cell office:value-type="float" office:value="9387234">
            <text:p>9387234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3" office:value-type="string">
            <text:p>SWITCH_LED</text:p>
          </table:table-cell>
          <table:table-cell office:value-type="string">
            <text:p>T3_SOE, T8_LO, T10_SODS</text:p>
          </table:table-cell>
          <table:table-cell/>
          <table:table-cell office:value-type="string">
            <text:p>12 G 203</text:p>
          </table:table-cell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string">
            <text:p>SWITCH_LED</text:p>
          </table:table-cell>
          <table:table-cell office:value-type="string">
            <text:p>T6_PWR, T7_ERRINH</text:p>
          </table:table-cell>
          <table:table-cell/>
          <table:table-cell office:value-type="string">
            <text:p>12 G 205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office:value-type="string">
            <text:p>TEN3-2410N</text:p>
          </table:table-cell>
          <table:table-cell office:value-type="string">
            <text:p>U$10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office:value-type="string">
            <text:p>U7</text:p>
          </table:table-cell>
          <table:table-cell table:number-columns-repeated="2"/>
          <table:table-cell office:value-type="float" office:value="2112625">
            <text:p>211262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U3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office:value-type="string">
            <text:p>U$4</text:p>
          </table:table-cell>
          <table:table-cell table:number-columns-repeated="2"/>
          <table:table-cell office:value-type="float" office:value="1103848">
            <text:p>11038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U2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33, R3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9112">
            <text:p>2309112</text:p>
          </table:table-cell>
          <table:table-cell table:number-columns-repeated="1016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asm variants" table:style-name="ta6">
        <office:forms form:automatic-focus="false" form:apply-design-mode="false"/>
        <table:table-column table:style-name="co10" table:default-cell-style-name="ce6"/>
        <table:table-column table:style-name="co11" table:default-cell-style-name="ce5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7" table:number-columns-repeated="4" table:default-cell-style-name="ce7"/>
        <table:table-row table:style-name="ro3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office:value-type="string">
            <text:p>OC_BUERKLIN</text:p>
          </table:table-cell>
          <table:table-cell office:value-type="string">
            <text:p>OC_FARNELL</text:p>
          </table:table-cell>
          <table:table-cell office:value-type="string">
            <text:p>OC_RS</text:p>
          </table:table-cell>
          <table:table-cell office:value-type="string">
            <text:p>VAR_RX</text:p>
          </table:table-cell>
          <table:table-cell office:value-type="string">
            <text:p>VAR_ZARM</text:p>
          </table:table-cell>
          <table:table-cell office:value-type="string">
            <text:p>VAR_MST1</text:p>
          </table:table-cell>
          <table:table-cell office:value-type="string">
            <text:p>VAR_MST2</text:p>
          </table:table-cell>
        </table:table-row>
        <table:table-row table:style-name="ro3">
          <table:table-cell office:value-type="string">
            <text:p>C1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4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5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0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C11</text:p>
          </table:table-cell>
          <table:table-cell office:value-type="string">
            <text:p>opt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C12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3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4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5</text:p>
          </table:table-cell>
          <table:table-cell office:value-type="string">
            <text:p>22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46925">
            <text:p>234692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17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18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19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0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3">
            <text:p>232085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2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2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30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1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2</text:p>
          </table:table-cell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320856">
            <text:p>232085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4</text:p>
          </table:table-cell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41">
            <text:p>1759241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C35</text:p>
          </table:table-cell>
          <table:table-cell office:value-type="string">
            <text:p>4u7/50V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2210979">
            <text:p>221097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6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string">
            <text:p>C0805K</text:p>
          </table:table-cell>
          <table:table-cell office:value-type="string">
            <text:p>CAPACITOR, European symbol</text:p>
          </table:table-cell>
          <table:table-cell/>
          <table:table-cell office:value-type="float" office:value="1759265">
            <text:p>175926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D1</text:p>
          </table:table-cell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string">
            <text:p>SOT23</text:p>
          </table:table-cell>
          <table:table-cell office:value-type="string">
            <text:p>Z-Diode</text:p>
          </table:table-cell>
          <table:table-cell/>
          <table:table-cell office:value-type="float" office:value="1081418">
            <text:p>108141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JP1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JP2</text:p>
          </table:table-cell>
          <table:table-cell/>
          <table:table-cell office:value-type="string">
            <text:p>JP1E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LED1_LO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2_SOE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3_SODS</text:p>
          </table:table-cell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9">
            <text:p>209924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4_ERRINH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5_PWR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LED6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LED7</text:p>
          </table:table-cell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322083">
            <text:p>232208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LED8</text:p>
          </table:table-cell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string">
            <text:p>CHIPLED_1206</text:p>
          </table:table-cell>
          <table:table-cell office:value-type="string">
            <text:p>LED</text:p>
          </table:table-cell>
          <table:table-cell/>
          <table:table-cell office:value-type="float" office:value="2099244">
            <text:p>209924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OK1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2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3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OK4</text:p>
          </table:table-cell>
          <table:table-cell table:number-columns-repeated="2" office:value-type="string">
            <text:p>HCPL0600</text:p>
          </table:table-cell>
          <table:table-cell office:value-type="string">
            <text:p>SOIC08</text:p>
          </table:table-cell>
          <table:table-cell office:value-type="string">
            <text:p>HEWLETT PACKARD OPTO COUPLER</text:p>
          </table:table-cell>
          <table:table-cell/>
          <table:table-cell office:value-type="float" office:value="9994696">
            <text:p>99946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</text:p>
          </table:table-cell>
          <table:table-cell office:value-type="string">
            <text:p>opt</text:p>
          </table:table-cell>
          <table:table-cell office:value-type="string">
            <text:p>CRYSTALHC49S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  <table:table-cell/>
          <table:table-cell office:value-type="float" office:value="1667008">
            <text:p>1667008</text:p>
          </table:table-cell>
          <table:table-cell/>
          <table:table-cell table:style-name="ce8" table:number-columns-repeated="4"/>
        </table:table-row>
        <table:table-row table:style-name="ro3">
          <table:table-cell office:value-type="string">
            <text:p>Q2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3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4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5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6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7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8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9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0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1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Q12</text:p>
          </table:table-cell>
          <table:table-cell table:number-columns-repeated="2" office:value-type="string">
            <text:p>BSS123</text:p>
          </table:table-cell>
          <table:table-cell office:value-type="string">
            <text:p>SOT23</text:p>
          </table:table-cell>
          <table:table-cell office:value-type="string">
            <text:p>N-CHANNEL MOS FET</text:p>
          </table:table-cell>
          <table:table-cell/>
          <table:table-cell office:value-type="string">
            <text:p>9558640RL</text:p>
          </table:table-cell>
          <table:table-cell office:value-type="string">
            <text:p>545-0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4</text:p>
          </table:table-cell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03686">
            <text:p>230368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7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3538">
            <text:p>233353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2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3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4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5</text:p>
          </table:table-cell>
          <table:table-cell office:value-type="string">
            <text:p>24/1%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94163">
            <text:p>1894163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7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8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9237496">
            <text:p>9237496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2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5</text:p>
          </table:table-cell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141745">
            <text:p>214174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29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887308">
            <text:p>188730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2</text:p>
          </table:table-cell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08375">
            <text:p>2008375</text:p>
          </table:table-cell>
          <table:table-cell office:value-type="string">
            <text:p>740-9019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3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4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style-name="ce8" table:number-columns-repeated="4"/>
        </table:table-row>
        <table:table-row table:style-name="ro3">
          <table:table-cell office:value-type="string">
            <text:p>R35</text:p>
          </table:table-cell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table:style-name="Default" office:value-type="float" office:value="2309112">
            <text:p>2309112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3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38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39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40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41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2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 table:number-columns-repeated="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3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44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R45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R46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47</text:p>
          </table:table-cell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074509">
            <text:p>207450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R48</text:p>
          </table:table-cell>
          <table:table-cell office:value-type="string">
            <text:p>1M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2332111">
            <text:p>2332111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49</text:p>
          </table:table-cell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099794">
            <text:p>109979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R50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/>
          <table:table-cell office:value-type="float" office:value="1500705">
            <text:p>150070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SJ1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SJ2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SJ3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SJ4</text:p>
          </table:table-cell>
          <table:table-cell/>
          <table:table-cell table:number-columns-repeated="2" office:value-type="string">
            <text:p>SJ</text:p>
          </table:table-cell>
          <table:table-cell office:value-type="string">
            <text:p>SMD solder JUMPER</text:p>
          </table:table-cell>
          <table:table-cell table:number-columns-repeated="3"/>
          <table:table-cell table:style-name="ce8" table:number-columns-repeated="4"/>
        </table:table-row>
        <table:table-row table:style-name="ro3">
          <table:table-cell office:value-type="string">
            <text:p>SV1</text:p>
          </table:table-cell>
          <table:table-cell/>
          <table:table-cell table:number-columns-repeated="2" office:value-type="string">
            <text:p>ML26L</text:p>
          </table:table-cell>
          <table:table-cell office:value-type="string">
            <text:p>HARTING</text:p>
          </table:table-cell>
          <table:table-cell/>
          <table:table-cell office:value-type="float" office:value="1096983">
            <text:p>1096983</text:p>
          </table:table-cell>
          <table:table-cell/>
          <table:table-cell table:style-name="ce8"/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string">
            <text:p>SV2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3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4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5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SV6</text:p>
          </table:table-cell>
          <table:table-cell/>
          <table:table-cell table:number-columns-repeated="2" office:value-type="string">
            <text:p>ML6</text:p>
          </table:table-cell>
          <table:table-cell office:value-type="string">
            <text:p>HARTING</text:p>
          </table:table-cell>
          <table:table-cell/>
          <table:table-cell office:value-type="float" office:value="1096984">
            <text:p>1096984</text:p>
          </table:table-cell>
          <table:table-cell office:value-type="string">
            <text:p>740-710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T1_LO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1">
          <table:table-cell office:value-type="string">
            <text:p>T2_SOE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T3_SOE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4_PWR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1">
          <table:table-cell office:value-type="string">
            <text:p>T5_ERRINH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T6_PWR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5</text:p>
          </table:table-cell>
          <table:table-cell table:number-columns-repeated="2"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7_ERRINH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5</text:p>
          </table:table-cell>
          <table:table-cell table:number-columns-repeated="2"/>
          <table:table-cell table:style-name="ce8" table:number-columns-repeated="3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T8_LO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9_SODS</text:p>
          </table:table-cell>
          <table:table-cell table:number-columns-repeated="2" office:value-type="string">
            <text:p>SMS_IP67</text:p>
          </table:table-cell>
          <table:table-cell office:value-type="string">
            <text:p>IP67</text:p>
          </table:table-cell>
          <table:table-cell office:value-type="string">
            <text:p>Gro�er Tastschalter <text:s/>Taster Switch Schalter</text:p>
          </table:table-cell>
          <table:table-cell/>
          <table:table-cell office:value-type="float" office:value="1217758">
            <text:p>1217758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  <table:table-cell table:style-name="ce8"/>
        </table:table-row>
        <table:table-row table:style-name="ro3">
          <table:table-cell office:value-type="string">
            <text:p>T10_SODS</text:p>
          </table:table-cell>
          <table:table-cell table:number-columns-repeated="3" office:value-type="string">
            <text:p>SWITCH_LED</text:p>
          </table:table-cell>
          <table:table-cell/>
          <table:table-cell office:value-type="string">
            <text:p>12 G 203</text:p>
          </table:table-cell>
          <table:table-cell table:number-columns-repeated="2"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$4</text:p>
          </table:table-cell>
          <table:table-cell table:number-columns-repeated="2" office:value-type="string">
            <text:p>UDN2596</text:p>
          </table:table-cell>
          <table:table-cell office:value-type="string">
            <text:p>DIL20</text:p>
          </table:table-cell>
          <table:table-cell table:number-columns-repeated="2"/>
          <table:table-cell office:value-type="float" office:value="1103848">
            <text:p>1103848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5</text:p>
          </table:table-cell>
          <table:table-cell table:number-columns-repeated="2" office:value-type="string">
            <text:p>SP490</text:p>
          </table:table-cell>
          <table:table-cell office:value-type="string">
            <text:p>SO08</text:p>
          </table:table-cell>
          <table:table-cell table:number-columns-repeated="2"/>
          <table:table-cell office:value-type="float" office:value="9387234">
            <text:p>9387234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6</text:p>
          </table:table-cell>
          <table:table-cell table:number-columns-repeated="2" office:value-type="string">
            <text:p>BTS6143</text:p>
          </table:table-cell>
          <table:table-cell office:value-type="string">
            <text:p>TO-252-5-1</text:p>
          </table:table-cell>
          <table:table-cell table:number-columns-repeated="2"/>
          <table:table-cell office:value-type="float" office:value="1440813">
            <text:p>144081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7_BE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$8_DROP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$9_DROPDUR</text:p>
          </table:table-cell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string">
            <text:p>VERT_POTI</text:p>
          </table:table-cell>
          <table:table-cell office:value-type="string">
            <text:p>Potentiometer</text:p>
          </table:table-cell>
          <table:table-cell/>
          <table:table-cell office:value-type="float" office:value="1345093">
            <text:p>1345093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$10</text:p>
          </table:table-cell>
          <table:table-cell table:number-columns-repeated="3" office:value-type="string">
            <text:p>TEN3-2410N</text:p>
          </table:table-cell>
          <table:table-cell table:number-columns-repeated="3"/>
          <table:table-cell office:value-type="string">
            <text:p>801-933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11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table:number-columns-repeated="2"/>
          <table:table-cell office:value-type="float" office:value="2333799">
            <text:p>233379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$12</text:p>
          </table:table-cell>
          <table:table-cell table:number-columns-repeated="2" office:value-type="string">
            <text:p>COIL</text:p>
          </table:table-cell>
          <table:table-cell office:value-type="string">
            <text:p>BOURNS-SRR0906</text:p>
          </table:table-cell>
          <table:table-cell table:number-columns-repeated="2"/>
          <table:table-cell office:value-type="float" office:value="2333799">
            <text:p>233379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1</text:p>
          </table:table-cell>
          <table:table-cell table:number-columns-repeated="2" office:value-type="string">
            <text:p>MAX3232ESE</text:p>
          </table:table-cell>
          <table:table-cell office:value-type="string">
            <text:p>SO16</text:p>
          </table:table-cell>
          <table:table-cell office:value-type="string">
            <text:p>True RS-232 Transceivers 3.0V to 5.5V, Low-Power</text:p>
          </table:table-cell>
          <table:table-cell/>
          <table:table-cell office:value-type="float" office:value="9725539">
            <text:p>972553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1">
          <table:table-cell office:value-type="string">
            <text:p>U2</text:p>
          </table:table-cell>
          <table:table-cell table:number-columns-repeated="2" office:value-type="string">
            <text:p>XMEGA-A4UTQFP</text:p>
          </table:table-cell>
          <table:table-cell office:value-type="string">
            <text:p>TQFP44</text:p>
          </table:table-cell>
          <table:table-cell office:value-type="string">
            <text:p>Atmel XMega A4U series processor</text:p>
          </table:table-cell>
          <table:table-cell/>
          <table:table-cell office:value-type="float" office:value="2066309">
            <text:p>2066309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3</text:p>
          </table:table-cell>
          <table:table-cell table:number-columns-repeated="2" office:value-type="string">
            <text:p>TSR_1-2450</text:p>
          </table:table-cell>
          <table:table-cell office:value-type="string">
            <text:p>TSR-1</text:p>
          </table:table-cell>
          <table:table-cell office:value-type="string">
            <text:p>TRACO TSR-1 Series</text:p>
          </table:table-cell>
          <table:table-cell/>
          <table:table-cell office:value-type="float" office:value="1696320">
            <text:p>1696320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4</text:p>
          </table:table-cell>
          <table:table-cell table:number-columns-repeated="2" office:value-type="string">
            <text:p>LM1117</text:p>
          </table:table-cell>
          <table:table-cell office:value-type="string">
            <text:p>TO252</text:p>
          </table:table-cell>
          <table:table-cell table:number-columns-repeated="2"/>
          <table:table-cell office:value-type="float" office:value="1685603">
            <text:p>1685603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5</text:p>
          </table:table-cell>
          <table:table-cell table:number-columns-repeated="2" office:value-type="string">
            <text:p>NC7WZ17P6X</text:p>
          </table:table-cell>
          <table:table-cell office:value-type="string">
            <text:p>SOT65P210X110-6N</text:p>
          </table:table-cell>
          <table:table-cell office:value-type="string">
            <text:p>Dual Buffer</text:p>
          </table:table-cell>
          <table:table-cell/>
          <table:table-cell office:value-type="float" office:value="1651986">
            <text:p>1651986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6</text:p>
          </table:table-cell>
          <table:table-cell table:number-columns-repeated="2" office:value-type="string">
            <text:p>ADUM3160</text:p>
          </table:table-cell>
          <table:table-cell office:value-type="string">
            <text:p>SO-16W</text:p>
          </table:table-cell>
          <table:table-cell table:number-columns-repeated="2"/>
          <table:table-cell office:value-type="float" office:value="1843660">
            <text:p>1843660</text:p>
          </table:table-cell>
          <table:table-cell/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U7</text:p>
          </table:table-cell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string">
            <text:p>SOT25</text:p>
          </table:table-cell>
          <table:table-cell table:number-columns-repeated="2"/>
          <table:table-cell office:value-type="float" office:value="2112625">
            <text:p>2112625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U8</text:p>
          </table:table-cell>
          <table:table-cell table:number-columns-repeated="2" office:value-type="string">
            <text:p>NUP2202W1</text:p>
          </table:table-cell>
          <table:table-cell office:value-type="string">
            <text:p>SOT363_PHILIPS</text:p>
          </table:table-cell>
          <table:table-cell table:number-columns-repeated="3"/>
          <table:table-cell office:value-type="string">
            <text:p>463-690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1</text:p>
          </table:table-cell>
          <table:table-cell table:number-columns-repeated="3" office:value-type="string">
            <text:p>PN61729-S</text:p>
          </table:table-cell>
          <table:table-cell office:value-type="string">
            <text:p>BERG USB connector</text:p>
          </table:table-cell>
          <table:table-cell/>
          <table:table-cell office:value-type="float" office:value="1642035">
            <text:p>1642035</text:p>
          </table:table-cell>
          <table:table-cell office:value-type="string">
            <text:p>515-1989</text:p>
          </table:table-cell>
          <table:table-cell table:style-name="ce8" table:number-columns-repeated="2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2_GROUNDSTATION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X3_DEBUG</text:p>
          </table:table-cell>
          <table:table-cell/>
          <table:table-cell table:number-columns-repeated="2" office:value-type="string">
            <text:p>F09HP</text:p>
          </table:table-cell>
          <table:table-cell office:value-type="string">
            <text:p>SUB-D</text:p>
          </table:table-cell>
          <table:table-cell/>
          <table:table-cell office:value-type="string">
            <text:p>1207597 (+2x 1855027)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string">
            <text:p>X4</text:p>
          </table:table-cell>
          <table:table-cell/>
          <table:table-cell table:number-columns-repeated="2" office:value-type="string">
            <text:p>F15HP</text:p>
          </table:table-cell>
          <table:table-cell office:value-type="string">
            <text:p>SUB-D</text:p>
          </table:table-cell>
          <table:table-cell/>
          <table:table-cell office:value-type="string">
            <text:p>1207598 (+2x 1855027)</text:p>
          </table:table-cell>
          <table:table-cell/>
          <table:table-cell table:style-name="ce8"/>
          <table:table-cell office:value-type="float" office:value="1">
            <text:p>1</text:p>
          </table:table-cell>
          <table:table-cell table:style-name="ce8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X5</text:p>
          </table:table-cell>
          <table:table-cell table:number-columns-repeated="3" office:value-type="string">
            <text:p>RLP2-200-500</text:p>
          </table:table-cell>
          <table:table-cell table:number-columns-repeated="2"/>
          <table:table-cell office:value-type="float" office:value="1886474">
            <text:p>1886474</text:p>
          </table:table-cell>
          <table:table-cell/>
          <table:table-cell office:value-type="float" office:value="1">
            <text:p>1</text:p>
          </table:table-cell>
          <table:table-cell table:style-name="ce8"/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X6</text:p>
          </table:table-cell>
          <table:table-cell/>
          <table:table-cell table:number-columns-repeated="2" office:value-type="string">
            <text:p>AK500/2</text:p>
          </table:table-cell>
          <table:table-cell office:value-type="string">
            <text:p>CONNECTOR</text:p>
          </table:table-cell>
          <table:table-cell/>
          <table:table-cell office:value-type="float" office:value="1131855">
            <text:p>1131855</text:p>
          </table:table-cell>
          <table:table-cell table:number-columns-repeated="5"/>
        </table:table-row>
        <table:table-row table:style-name="ro3" table:number-rows-repeated="1048414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ues" style:display-name="PageStyle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TEAM" style:display-name="PageStyle_SIM_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ZARM" style:display-name="PageStyle_SIM_ZA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MST1" style:display-name="PageStyle_SIM_M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_5f_MST2" style:display-name="PageStyle_SIM_MS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s Benes</meta:initial-creator>
    <dc:creator>n1 </dc:creator>
    <meta:creation-date>2015-03-13T16:48:07</meta:creation-date>
    <dc:date>2015-03-14T17:14:20</dc:date>
    <meta:editing-duration>P0D</meta:editing-duration>
    <meta:generator>LibreOffice/3.5$Linux_x86 LibreOffice_project/350m1$Build-2</meta:generator>
    <meta:document-statistic meta:table-count="6" meta:cell-count="295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